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100"/>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application/vnd.sun.star.oleobject" manifest:full-path="Obj100"/>
  <manifest:file-entry manifest:media-type="" manifest:full-path="Pictures/2000007400004954000004FF290EB5F0.wmf"/>
  <manifest:file-entry manifest:media-type="" manifest:full-path="Pictures/200000790000426C000006B39C060C71.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1" svg:font-family="'Courier New'" style:font-adornments="Regular" style:font-family-generic="modern" style:font-pitch="fixed"/>
    <style:font-face style:name="ATFAntique" svg:font-family="ATFAntique" style:font-family-generic="roman" style:font-pitch="variable"/>
    <style:font-face style:name="ATFAntiqueL" svg:font-family="ATFAntiqueL" style:font-family-generic="roman" style:font-pitch="variable"/>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ATFAntiqueL1" svg:font-family="ATFAntiqueL" style:font-family-generic="system" style:font-pitch="variable"/>
    <style:font-face style:name="Arial2" svg:font-family="Arial" style:font-family-generic="system" style:font-pitch="variable"/>
    <style:font-face style:name="Arial Narrow" svg:font-family="'Arial Narrow'"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72pt" style:text-underline-style="solid" style:text-underline-width="auto" style:text-underline-color="font-color" fo:font-weight="bold" style:font-size-asian="72pt" style:font-weight-asian="bold" style:font-name-complex="Arial2" style:font-size-complex="72pt" style:font-weight-complex="bold"/>
    </style:style>
    <style:style style:name="P2" style:family="paragraph" style:parent-style-name="Standard">
      <style:text-properties style:font-name="Arial1" fo:font-size="16pt" style:font-size-asian="16pt" style:font-name-complex="Arial2" style:font-size-complex="16pt"/>
    </style:style>
    <style:style style:name="P3" style:family="paragraph" style:parent-style-name="Standard">
      <style:paragraph-properties fo:text-align="center" style:justify-single-word="false"/>
      <style:text-properties style:font-name="Arial1" fo:font-size="8pt" style:text-underline-style="solid" style:text-underline-width="auto" style:text-underline-color="font-color" fo:font-weight="bold" style:font-size-asian="8pt" style:font-weight-asian="bold" style:font-name-complex="Arial2" style:font-size-complex="8pt" style:font-weight-complex="bold"/>
    </style:style>
    <style:style style:name="P4" style:family="paragraph" style:parent-style-name="Standard">
      <style:paragraph-properties fo:text-align="center" style:justify-single-word="false"/>
      <style:text-properties style:font-name="Arial1" fo:font-size="20pt" style:text-underline-style="solid" style:text-underline-width="auto" style:text-underline-color="font-color" fo:font-weight="bold" style:font-size-asian="20pt" style:font-weight-asian="bold" style:font-name-complex="Arial2" style:font-weight-complex="bold"/>
    </style:style>
    <style:style style:name="P5" style:family="paragraph" style:parent-style-name="Standard">
      <style:paragraph-properties fo:text-align="center" style:justify-single-word="false"/>
    </style:style>
    <style:style style:name="P6" style:family="paragraph" style:parent-style-name="Standard" style:list-style-name="WWNum17"/>
    <style:style style:name="P7" style:family="paragraph" style:parent-style-name="Standard">
      <style:text-properties fo:font-size="16pt" style:font-size-asian="16pt" style:font-size-complex="16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list-style-name="WWNum2"/>
    <style:style style:name="P10" style:family="paragraph" style:parent-style-name="Standard" style:list-style-name="WWNum16"/>
    <style:style style:name="P11" style:family="paragraph" style:parent-style-name="Standard" style:list-style-name="WWNum4"/>
    <style:style style:name="P12" style:family="paragraph" style:parent-style-name="Standard" style:list-style-name="WWNum3"/>
    <style:style style:name="P13" style:family="paragraph" style:parent-style-name="Standard" style:list-style-name="WWNum5"/>
    <style:style style:name="P14" style:family="paragraph" style:parent-style-name="Standard" style:list-style-name="WWNum6"/>
    <style:style style:name="P15" style:family="paragraph" style:parent-style-name="Standard" style:list-style-name="WWNum7"/>
    <style:style style:name="P16" style:family="paragraph" style:parent-style-name="Standard" style:list-style-name="WWNum8"/>
    <style:style style:name="P17" style:family="paragraph" style:parent-style-name="Standard" style:list-style-name="WWNum10"/>
    <style:style style:name="P18" style:family="paragraph" style:parent-style-name="Standard">
      <style:paragraph-properties fo:break-before="page"/>
    </style:style>
    <style:style style:name="P19" style:family="paragraph" style:parent-style-name="Standard">
      <style:paragraph-properties fo:text-align="center" style:justify-single-word="false" fo:break-before="page"/>
    </style:style>
    <style:style style:name="P20" style:family="paragraph" style:parent-style-name="Standard">
      <style:paragraph-properties fo:text-align="center" style:justify-single-word="false" fo:break-before="page"/>
      <style:text-properties style:font-name="Arial1" fo:font-size="20pt" style:text-underline-style="solid" style:text-underline-width="auto" style:text-underline-color="font-color" fo:font-weight="bold" style:font-size-asian="20pt" style:font-weight-asian="bold" style:font-name-complex="Arial2" style:font-weight-complex="bold"/>
    </style:style>
    <style:style style:name="P21" style:family="paragraph" style:parent-style-name="Standard">
      <style:paragraph-properties fo:margin-left="0.25in" fo:margin-right="0in" fo:text-indent="0in" style:auto-text-indent="false" fo:break-before="page"/>
    </style:style>
    <style:style style:name="P22" style:family="paragraph" style:parent-style-name="Standard">
      <style:paragraph-properties fo:margin-left="0.25in" fo:margin-right="0in" fo:text-indent="0in" style:auto-text-indent="false"/>
    </style:style>
    <style:style style:name="P23" style:family="paragraph" style:parent-style-name="Standard">
      <style:paragraph-properties fo:margin-left="0.25in" fo:margin-right="0in" fo:text-indent="0in" style:auto-text-indent="false"/>
      <style:text-properties fo:font-size="16pt" style:font-size-asian="16pt" style:font-size-complex="16pt"/>
    </style:style>
    <style:style style:name="P24" style:family="paragraph" style:parent-style-name="Standard">
      <style:paragraph-properties fo:margin-left="0in" fo:margin-right="0in" fo:text-indent="0.5in" style:auto-text-indent="false"/>
    </style:style>
    <style:style style:name="P25" style:family="paragraph" style:parent-style-name="Standard">
      <style:paragraph-properties fo:margin-left="0.5in" fo:margin-right="0in" fo:text-indent="0in" style:auto-text-indent="false"/>
    </style:style>
    <style:style style:name="P26" style:family="paragraph" style:parent-style-name="Standard">
      <style:paragraph-properties fo:margin-left="0.5in" fo:margin-right="0in" fo:text-indent="0in" style:auto-text-indent="false"/>
      <style:text-properties style:font-name="Arial1" fo:font-size="16pt" style:font-size-asian="16pt" style:font-name-complex="Arial2" style:font-size-complex="16pt"/>
    </style:style>
    <style:style style:name="P27" style:family="paragraph" style:parent-style-name="Standard">
      <style:paragraph-properties fo:margin-left="0in" fo:margin-right="0in" fo:text-align="center" style:justify-single-word="false" fo:text-indent="0.4925in" style:auto-text-indent="false" fo:break-before="page"/>
    </style:style>
    <style:style style:name="P28" style:family="paragraph" style:parent-style-name="Standard">
      <style:paragraph-properties fo:margin-left="0.75in" fo:margin-right="0in" fo:text-indent="0in" style:auto-text-indent="false"/>
    </style:style>
    <style:style style:name="P29" style:family="paragraph" style:parent-style-name="Standard">
      <style:paragraph-properties fo:margin-left="0.75in" fo:margin-right="0in" fo:text-indent="0in" style:auto-text-indent="false"/>
      <style:text-properties style:font-name="Courier New" fo:font-size="14pt" fo:font-weight="bold" style:font-size-asian="14pt" style:font-weight-asian="bold" style:font-name-complex="Courier New2" style:font-size-complex="14pt" style:font-weight-complex="bold"/>
    </style:style>
    <style:style style:name="P30" style:family="paragraph" style:parent-style-name="Standard">
      <style:paragraph-properties fo:margin-left="0.75in" fo:margin-right="0in" fo:text-indent="0.25in" style:auto-text-indent="false"/>
    </style:style>
    <style:style style:name="P31" style:family="paragraph" style:parent-style-name="Standard">
      <style:paragraph-properties fo:margin-left="0.25in" fo:margin-right="0in" fo:text-indent="0.25in" style:auto-text-indent="false"/>
      <style:text-properties style:font-name="Arial1" fo:font-size="16pt" style:font-size-asian="16pt" style:font-name-complex="Arial2" style:font-size-complex="16pt"/>
    </style:style>
    <style:style style:name="P32" style:family="paragraph" style:parent-style-name="Standard">
      <style:paragraph-properties fo:margin-left="0.4925in" fo:margin-right="0in" fo:text-indent="0in" style:auto-text-indent="false"/>
    </style:style>
    <style:style style:name="P33" style:family="paragraph" style:parent-style-name="Standard">
      <style:paragraph-properties fo:margin-left="0.4925in" fo:margin-right="0in" fo:text-indent="0in" style:auto-text-indent="false"/>
      <style:text-properties fo:font-size="14pt" style:font-size-asian="14pt" style:font-size-complex="14pt"/>
    </style:style>
    <style:style style:name="P34" style:family="paragraph" style:parent-style-name="Standard" style:list-style-name="WWNum14">
      <style:paragraph-properties fo:margin-left="0in" fo:margin-right="0.5902in" fo:text-align="justify" style:justify-single-word="false" fo:text-indent="0in" style:auto-text-indent="false"/>
    </style:style>
    <style:style style:name="P35" style:family="paragraph" style:parent-style-name="Standard">
      <style:paragraph-properties fo:margin-left="0.3937in" fo:margin-right="0in" fo:text-align="justify" style:justify-single-word="false" fo:text-indent="0in" style:auto-text-indent="false"/>
    </style:style>
    <style:style style:name="P36" style:family="paragraph" style:parent-style-name="Standard">
      <style:paragraph-properties fo:margin-left="0.3937in" fo:margin-right="0in" fo:margin-top="0.0835in" fo:margin-bottom="0.0835in" fo:text-align="justify" style:justify-single-word="false" fo:text-indent="0in" style:auto-text-indent="false"/>
    </style:style>
    <style:style style:name="P37" style:family="paragraph" style:parent-style-name="Standard">
      <style:paragraph-properties fo:margin-left="0.3937in" fo:margin-right="0in" fo:margin-top="0.0835in" fo:margin-bottom="0in" fo:text-align="justify" style:justify-single-word="false" fo:text-indent="0in" style:auto-text-indent="false"/>
    </style:style>
    <style:style style:name="P38" style:family="paragraph" style:parent-style-name="Standard">
      <style:paragraph-properties fo:margin-left="0.3937in" fo:margin-right="0in" fo:text-align="justify" style:justify-single-word="false" fo:text-indent="0in" style:auto-text-indent="false" fo:break-before="page"/>
    </style:style>
    <style:style style:name="P39" style:family="paragraph" style:parent-style-name="Standard">
      <style:paragraph-properties fo:margin-left="0.3937in" fo:margin-right="0.5902in" fo:text-align="justify" style:justify-single-word="false" fo:text-indent="0in" style:auto-text-indent="false"/>
    </style:style>
    <style:style style:name="P40" style:family="paragraph" style:parent-style-name="Standard">
      <style:paragraph-properties fo:margin-left="0.3937in" fo:margin-right="0.5902in" fo:text-align="justify" style:justify-single-word="false" fo:text-indent="0in" style:auto-text-indent="false"/>
      <style:text-properties style:font-name="Arial1" fo:font-size="16pt" style:font-size-asian="16pt" style:font-name-complex="Arial2" style:font-size-complex="16pt"/>
    </style:style>
    <style:style style:name="P41" style:family="paragraph" style:parent-style-name="Standard">
      <style:paragraph-properties fo:margin-left="0.8937in" fo:margin-right="0in" fo:text-align="justify" style:justify-single-word="false" fo:text-indent="0.1063in" style:auto-text-indent="false"/>
    </style:style>
    <style:style style:name="P42" style:family="paragraph" style:parent-style-name="Standard">
      <style:paragraph-properties fo:margin-left="1in" fo:margin-right="0in" fo:text-align="justify" style:justify-single-word="false" fo:text-indent="0in" style:auto-text-indent="false"/>
    </style:style>
    <style:style style:name="P43" style:family="paragraph" style:parent-style-name="Standard">
      <style:paragraph-properties fo:margin-left="1.5in" fo:margin-right="0in" fo:text-align="justify" style:justify-single-word="false" fo:text-indent="0.5in" style:auto-text-indent="false"/>
    </style:style>
    <style:style style:name="P44" style:family="paragraph" style:parent-style-name="Standard">
      <style:paragraph-properties fo:margin-left="0.7874in" fo:margin-right="0in" fo:text-align="justify" style:justify-single-word="false" fo:text-indent="0.2126in" style:auto-text-indent="false"/>
    </style:style>
    <style:style style:name="P45" style:family="paragraph" style:parent-style-name="Standard">
      <style:paragraph-properties fo:margin-left="0.6811in" fo:margin-right="0in" fo:text-align="justify" style:justify-single-word="false" fo:text-indent="0.3189in" style:auto-text-indent="false"/>
    </style:style>
    <style:style style:name="P46" style:family="paragraph" style:parent-style-name="Standard">
      <style:paragraph-properties fo:margin-left="1.0752in" fo:margin-right="0in" fo:text-align="justify" style:justify-single-word="false" fo:text-indent="0.4252in" style:auto-text-indent="false"/>
    </style:style>
    <style:style style:name="P47" style:family="paragraph" style:parent-style-name="Standard">
      <style:paragraph-properties fo:margin-left="1.3937in" fo:margin-right="0in" fo:text-align="justify" style:justify-single-word="false" fo:text-indent="0.1063in" style:auto-text-indent="false"/>
    </style:style>
    <style:style style:name="P48" style:family="paragraph" style:parent-style-name="Standard">
      <style:paragraph-properties fo:margin-left="0.5752in" fo:margin-right="0in" fo:text-align="justify" style:justify-single-word="false" fo:text-indent="0.4252in" style:auto-text-indent="false"/>
    </style:style>
    <style:style style:name="P49" style:family="paragraph" style:parent-style-name="Standard">
      <style:paragraph-properties fo:margin-left="1.2874in" fo:margin-right="0in" fo:text-align="justify" style:justify-single-word="false" fo:text-indent="0.2126in" style:auto-text-indent="false"/>
    </style:style>
    <style:style style:name="P50" style:family="paragraph" style:parent-style-name="Standard">
      <style:paragraph-properties fo:margin-left="1.1811in" fo:margin-right="0in" fo:text-align="justify" style:justify-single-word="false" fo:text-indent="0.3189in" style:auto-text-indent="false"/>
    </style:style>
    <style:style style:name="P51" style:family="paragraph" style:parent-style-name="Standard">
      <style:paragraph-properties fo:margin-left="0in" fo:margin-right="-1.4673in" fo:line-height="0.222in" fo:text-indent="0in" style:auto-text-indent="false"/>
      <style:text-properties fo:color="#181512" style:font-name="Verdana" style:font-name-complex="Arial Narrow"/>
    </style:style>
    <style:style style:name="P52" style:family="paragraph" style:parent-style-name="Heading_20_1">
      <style:text-properties fo:font-style="italic" fo:font-weight="bold" style:font-style-asian="italic" style:font-weight-asian="bold" style:font-style-complex="italic" style:font-weight-complex="bold"/>
    </style:style>
    <style:style style:name="P53" style:family="paragraph" style:parent-style-name="Heading_20_3">
      <style:paragraph-properties fo:margin-left="0in" fo:margin-right="-1.4673in" fo:text-indent="0in" style:auto-text-indent="false"/>
    </style:style>
    <style:style style:name="P54" style:family="paragraph" style:parent-style-name="Header" style:master-page-name="Standard">
      <style:paragraph-properties style:page-number="auto">
        <style:tab-stops/>
      </style:paragraph-properties>
      <style:text-properties fo:font-size="72pt" style:font-size-asian="72pt" style:font-size-complex="72pt"/>
    </style:style>
    <style:style style:name="P55" style:family="paragraph" style:parent-style-name="Footer">
      <style:paragraph-properties fo:text-align="start" style:justify-single-word="false"/>
    </style:style>
    <style:style style:name="P56" style:family="paragraph" style:parent-style-name="Footer">
      <style:paragraph-properties fo:margin-left="0in" fo:margin-right="0in" fo:margin-top="0in" fo:margin-bottom="0.028in" fo:text-align="start" style:justify-single-word="false" fo:text-indent="0in" style:auto-text-indent="false">
        <style:tab-stops/>
      </style:paragraph-properties>
      <style:text-properties fo:letter-spacing="0.011in"/>
    </style:style>
    <style:style style:name="P57" style:family="paragraph" style:parent-style-name="C_2b__2b__20_source" style:list-style-name="">
      <style:paragraph-properties fo:margin-left="0.3937in" fo:margin-right="0in" fo:text-indent="-0.4925in" style:auto-text-indent="false"/>
    </style:style>
    <style:style style:name="P58" style:family="paragraph" style:parent-style-name="C_2b__2b__20_source" style:list-style-name="">
      <style:paragraph-properties fo:margin-left="0.6252in" fo:margin-right="0in" fo:text-indent="-0.4925in" style:auto-text-indent="false"/>
    </style:style>
    <style:style style:name="P59" style:family="paragraph" style:parent-style-name="C_2b__2b__20_source" style:list-style-name="">
      <style:paragraph-properties fo:margin-left="0.6252in" fo:margin-right="0in" fo:text-indent="-0.4925in" style:auto-text-indent="false"/>
      <style:text-properties fo:font-size="14pt" fo:font-weight="bold" style:font-size-asian="14pt" style:font-weight-asian="bold" style:font-size-complex="14pt" style:font-weight-complex="bold"/>
    </style:style>
    <style:style style:name="P60" style:family="paragraph" style:parent-style-name="C_2b__2b__20_source" style:list-style-name="">
      <style:paragraph-properties fo:margin-left="0.4925in" fo:margin-right="0in" fo:text-indent="-0.4925in" style:auto-text-indent="false"/>
    </style:style>
    <style:style style:name="P61" style:family="paragraph" style:parent-style-name="C_2b__2b__20_source" style:list-style-name="">
      <style:paragraph-properties fo:margin-left="0.4925in" fo:margin-right="0in" fo:text-indent="-0.4925in" style:auto-text-indent="false"/>
      <style:text-properties fo:font-size="13pt" fo:font-weight="bold" style:font-size-asian="13pt" style:font-weight-asian="bold" style:font-size-complex="13pt" style:font-weight-complex="bold"/>
    </style:style>
    <style:style style:name="P62" style:family="paragraph" style:parent-style-name="Text_20_body_20_indent">
      <style:paragraph-properties>
        <style:tab-stops>
          <style:tab-stop style:position="5.5in"/>
        </style:tab-stops>
      </style:paragraph-properties>
    </style:style>
    <style:style style:name="P63" style:family="paragraph" style:parent-style-name="Text_20_body_20_indent" style:list-style-name="WWNum10">
      <style:paragraph-properties>
        <style:tab-stops>
          <style:tab-stop style:position="5.5in"/>
        </style:tab-stops>
      </style:paragraph-properties>
    </style:style>
    <style:style style:name="P64" style:family="paragraph" style:parent-style-name="Text_20_body_20_indent">
      <style:paragraph-properties fo:margin-left="0.5in" fo:margin-right="0in" fo:text-indent="0in" style:auto-text-indent="false">
        <style:tab-stops>
          <style:tab-stop style:position="5.5in"/>
        </style:tab-stops>
      </style:paragraph-properties>
    </style:style>
    <style:style style:name="P65" style:family="paragraph" style:parent-style-name="Text_20_body_20_indent">
      <style:paragraph-properties fo:margin-left="0.5in" fo:margin-right="0in" fo:text-indent="0in" style:auto-text-indent="false" fo:break-before="page">
        <style:tab-stops>
          <style:tab-stop style:position="5.5in"/>
        </style:tab-stops>
      </style:paragraph-properties>
    </style:style>
    <style:style style:name="P66" style:family="paragraph">
      <style:paragraph-properties fo:text-align="center"/>
    </style:style>
    <style:style style:name="T1" style:family="text">
      <style:text-properties style:font-name="Arial1" fo:font-size="72pt" style:text-underline-style="solid" style:text-underline-width="auto" style:text-underline-color="font-color" fo:font-weight="bold" style:font-size-asian="72pt" style:font-weight-asian="bold" style:font-name-complex="Arial2" style:font-size-complex="72pt" style:font-weight-complex="bold"/>
    </style:style>
    <style:style style:name="T2" style:family="text">
      <style:text-properties style:font-name="Arial1" fo:font-size="16pt" style:font-size-asian="16pt" style:font-name-complex="Arial2" style:font-size-complex="16pt"/>
    </style:style>
    <style:style style:name="T3" style:family="text">
      <style:text-properties style:font-name="Arial1" fo:font-size="16pt" style:text-underline-style="solid" style:text-underline-width="auto" style:text-underline-color="font-color" fo:font-weight="bold" style:font-size-asian="16pt" style:font-weight-asian="bold" style:font-name-complex="Arial2" style:font-size-complex="72pt" style:font-weight-complex="bold"/>
    </style:style>
    <style:style style:name="T4" style:family="text">
      <style:text-properties style:font-name="Arial1" fo:font-size="16pt" fo:font-weight="bold" style:font-size-asian="16pt" style:font-weight-asian="bold" style:font-name-complex="Arial2" style:font-size-complex="16pt" style:font-weight-complex="bold"/>
    </style:style>
    <style:style style:name="T5" style:family="text">
      <style:text-properties style:font-name="Arial1" fo:font-size="20pt" style:font-size-asian="20pt" style:font-name-complex="Arial2"/>
    </style:style>
    <style:style style:name="T6" style:family="text">
      <style:text-properties style:font-name="Arial1" fo:font-size="20pt" style:font-size-asian="20pt" style:font-name-complex="Arial2" style:font-size-complex="20pt"/>
    </style:style>
    <style:style style:name="T7" style:family="text">
      <style:text-properties style:font-name="Arial1" fo:font-size="20pt" style:text-underline-style="solid" style:text-underline-width="auto" style:text-underline-color="font-color" fo:font-weight="bold" style:font-size-asian="20pt" style:font-weight-asian="bold" style:font-name-complex="Arial2" style:font-weight-complex="bold"/>
    </style:style>
    <style:style style:name="T8" style:family="text">
      <style:text-properties style:font-name="Arial1" fo:font-size="20pt" fo:font-weight="bold" style:font-size-asian="20pt" style:font-weight-asian="bold" style:font-name-complex="Arial2" style:font-size-complex="16pt" style:font-weight-complex="bold"/>
    </style:style>
    <style:style style:name="T9" style:family="text">
      <style:text-properties style:font-name="Arial1" fo:font-size="8pt" style:font-size-asian="8pt" style:font-name-complex="Arial2" style:font-size-complex="8pt"/>
    </style:style>
    <style:style style:name="T10" style:family="text">
      <style:text-properties style:font-name="Arial1" fo:font-size="8pt" style:text-underline-style="solid" style:text-underline-width="auto" style:text-underline-color="font-color" fo:font-weight="bold" style:font-size-asian="8pt" style:font-weight-asian="bold" style:font-name-complex="Arial2" style:font-size-complex="8pt" style:font-weight-complex="bold"/>
    </style:style>
    <style:style style:name="T11" style:family="text">
      <style:text-properties style:font-name="Arial1" fo:font-size="18pt" style:font-size-asian="18pt" style:font-name-complex="Arial2" style:font-size-complex="18pt"/>
    </style:style>
    <style:style style:name="T12" style:family="text">
      <style:text-properties fo:font-weight="bold" style:font-weight-asian="bold" style:font-weight-complex="bold"/>
    </style:style>
    <style:style style:name="T13" style:family="text">
      <style:text-properties fo:font-size="16pt" style:font-size-asian="16pt" style:font-size-complex="16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ize="14pt" style:font-size-asian="14pt" style:font-name-complex="Courier New2" style:font-size-complex="14pt"/>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style:font-size-asian="14pt" style:font-weight-asian="bold" style:font-name-complex="Courier New2" style:font-size-complex="14pt" style:font-weight-complex="bold"/>
    </style:style>
    <style:style style:name="T19" style:family="text">
      <style:text-properties fo:font-size="12pt" style:font-size-asian="12pt" style:font-size-complex="12pt"/>
    </style:style>
    <style:style style:name="T20" style:family="text">
      <style:text-properties fo:font-size="8pt" style:font-size-asian="8pt" style:font-size-complex="8pt"/>
    </style:style>
    <style:style style:name="T21" style:family="text">
      <style:text-properties fo:font-size="13pt" style:font-size-asian="13pt" style:font-size-complex="13pt"/>
    </style:style>
    <style:style style:name="T22" style:family="text">
      <style:text-properties fo:font-size="13pt" fo:font-weight="bold" style:font-size-asian="13pt" style:font-weight-asian="bold" style:font-size-complex="13pt" style:font-weight-complex="bold"/>
    </style:style>
    <style:style style:name="T23" style:family="text">
      <style:text-properties style:font-name="Courier New"/>
    </style:style>
    <style:style style:name="T24" style:family="text">
      <style:text-properties style:font-name="Courier New" fo:font-size="16pt" fo:font-weight="bold" style:font-size-asian="16pt" style:font-weight-asian="bold" style:font-name-complex="Courier New2" style:font-size-complex="16pt" style:font-weight-complex="bold"/>
    </style:style>
    <style:style style:name="T25" style:family="text">
      <style:text-properties style:font-name="Courier New" fo:font-size="13pt" fo:font-weight="bold" style:font-size-asian="13pt" style:font-weight-asian="bold" style:font-size-complex="13pt" style:language-complex="ar" style:country-complex="SA" style:font-weight-complex="bold"/>
    </style:style>
    <style:style style:name="T26" style:family="text">
      <style:text-properties style:font-name="Courier New" fo:font-size="13pt" fo:font-weight="bold" style:font-size-asian="13pt" style:font-weight-asian="bold" style:font-name-complex="Courier New2" style:font-size-complex="13pt" style:font-weight-complex="bold"/>
    </style:style>
    <style:style style:name="T27" style:family="text">
      <style:text-properties style:font-name="Courier New" fo:font-size="14pt" fo:font-weight="bold" style:font-size-asian="14pt" style:font-weight-asian="bold" style:font-name-complex="Courier New2" style:font-size-complex="14pt" style:font-weight-complex="bold"/>
    </style:style>
    <style:style style:name="T28" style:family="text">
      <style:text-properties style:font-name="Courier New" fo:font-size="14pt" fo:font-weight="bold" style:font-size-asian="14pt" style:font-weight-asian="bold" style:font-size-complex="14pt" style:font-weight-complex="bold"/>
    </style:style>
    <style:style style:name="T29" style:family="text">
      <style:text-properties style:font-name="Courier New" fo:font-size="8pt" fo:font-weight="bold" style:font-size-asian="8pt" style:font-weight-asian="bold" style:font-name-complex="Courier New2" style:font-size-complex="8pt" style:font-weight-complex="bold"/>
    </style:style>
    <style:style style:name="fr1" style:family="graphic" style:parent-style-name="OLE">
      <style:graphic-properties style:vertical-pos="top" style:vertical-rel="baseline" draw:ole-draw-aspect="1" draw:visible-area-top="0in" draw:visible-area-width="1.9685in" draw:visible-area-height="1.9685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h text:style-name="Heading_20_5" text:outline-level="5">Appendix</text:h>
      <text:p text:style-name="P1"/>
      <text:p text:style-name="P5"><text:span text:style-name="T1">Exercises<text:line-break/></text:span></text:p>
      <text:p text:style-name="P21"><text:span text:style-name="T3">Instructions:</text:span></text:p>
      <text:h text:style-name="P52" text:outline-level="1"/>
      <text:h text:style-name="Heading_20_1" text:outline-level="1"><text:span text:style-name="T14">Some instructions about how to do your homework in order to get nice grades and a lot of happiness ! <text:s/></text:span></text:h>
      <text:p text:style-name="P24"/>
      <text:list xml:id="list1809114654" text:style-name="WWNum17">
        <text:list-item>
          <text:p text:style-name="P6"><text:span text:style-name="T2">Homework will be collected at the beginning of the lesson.</text:span></text:p>
        </text:list-item>
        <text:list-item>
          <text:p text:style-name="P6"><text:span text:style-name="T2">Do not use <text:s/>// <text:s/>for remarks (although MSDEV understands it), use only /* */.</text:span></text:p>
        </text:list-item>
        <text:list-item>
          <text:p text:style-name="P6"><text:span text:style-name="T2">Remarks on EVERYTHING, including an explanation at the beginning of the program.</text:span></text:p>
        </text:list-item>
        <text:list-item>
          <text:p text:style-name="P6"><text:span text:style-name="T2">Indentation (a VERY readable program).</text:span></text:p>
        </text:list-item>
        <text:list-item>
          <text:p text:style-name="P6"><text:span text:style-name="T2">Meaningful names.</text:span></text:p>
        </text:list-item>
        <text:list-item>
          <text:p text:style-name="P6"><text:span text:style-name="T2">Efficiency :</text:span></text:p>
          <text:list>
            <text:list-item>
              <text:p text:style-name="P6"><text:span text:style-name="T2">No repetition of code</text:span></text:p>
            </text:list-item>
            <text:list-item>
              <text:p text:style-name="P6"><text:span text:style-name="T2">No repetition of same calculation (for example : sqrt(5) =&gt; save it in a variable).</text:span></text:p>
            </text:list-item>
            <text:list-item>
              <text:p text:style-name="P6"><text:span text:style-name="T2">No <text:s text:c="2"/>x += <text:s/>1 <text:s text:c="2"/>nor <text:s text:c="2"/>j = j + 8, use the shortest way to calculate.</text:span></text:p>
            </text:list-item>
          </text:list>
        </text:list-item>
        <text:list-item>
          <text:p text:style-name="P6"><text:span text:style-name="T2">Modularity:</text:span></text:p>
          <text:list>
            <text:list-item>
              <text:p text:style-name="P6"><text:span text:style-name="T2">Use ‘a’ and not 97.</text:span></text:p>
            </text:list-item>
            <text:list-item>
              <text:p text:style-name="P6"><text:span text:style-name="T2">Use <text:s/>#define instead of <text:s/>a variable when data is known (not entered by the user) and should be easily changed.</text:span></text:p>
            </text:list-item>
          </text:list>
        </text:list-item>
        <text:list-item>
          <text:p text:style-name="P6"><text:span text:style-name="T2">Use only standard libraries (no &lt;conio.h&gt; etc.)</text:span></text:p>
        </text:list-item>
        <text:list-item>
          <text:p text:style-name="P6"><text:span text:style-name="T2">Make sure that it runs correctly (including end cases) before handing it !</text:span></text:p>
        </text:list-item>
        <text:list-item>
          <text:p text:style-name="P6"><text:span text:style-name="T2">Printed nicely.</text:span></text:p>
        </text:list-item>
        <text:list-item>
          <text:p text:style-name="P6"><text:span text:style-name="T2">A floppy with an exe.</text:span></text:p>
        </text:list-item>
      </text:list>
      <text:p text:style-name="P2"/>
      <text:p text:style-name="P3"/>
      <text:p text:style-name="P19"><text:span text:style-name="T7">Exercise 1 (after end of chapter 3)</text:span></text:p>
      <text:p text:style-name="P7"/>
      <text:p text:style-name="P7"/>
      <text:list xml:id="list1499063560" text:style-name="WWNum2">
        <text:list-item>
          <text:p text:style-name="P9"><text:span text:style-name="T2">Here is a program calculating the sum of two integers.</text:span></text:p>
        </text:list-item>
      </text:list>
      <text:p text:style-name="P22"><text:span text:style-name="T2">The program has a number of errors. </text:span></text:p>
      <text:p text:style-name="P22"><text:span text:style-name="T2">Key in the program while correcting the errors.</text:span></text:p>
      <text:p text:style-name="P23"/>
      <text:p text:style-name="P57"><text:line-break/><text:span text:style-name="T15">#</text:span><text:span text:style-name="T17">include &lt;stdio.h&gt;</text:span></text:p>
      <text:p text:style-name="P57"><text:span text:style-name="T17">main()</text:span></text:p>
      <text:p text:style-name="P57"><text:span text:style-name="T17">{</text:span></text:p>
      <text:p text:style-name="P58"><text:span text:style-name="T17">short int num1,num2, sum;</text:span></text:p>
      <text:p text:style-name="P59"/>
      <text:p text:style-name="P58"><text:span text:style-name="T17">printf("Enter two integers (-32768 to 32767 <text:s text:c="2"/>): ");</text:span></text:p>
      <text:p text:style-name="P58"><text:span text:style-name="T17">scanf("%f %f", &amp;num1, &amp;num2);</text:span></text:p>
      <text:p text:style-name="P58"><text:span text:style-name="T17">sum = num1 + num2;</text:span></text:p>
      <text:p text:style-name="P58"><text:span text:style-name="T17">printf("The sum of %d and %d is: %d \n", num1, num2, sum);</text:span></text:p>
      <text:p text:style-name="P57"><text:span text:style-name="T17">}<text:line-break/><text:line-break/><text:line-break/></text:span><text:span text:style-name="T12"><text:line-break/></text:span></text:p>
      <text:list xml:id="list2045756498" text:continue-numbering="true" text:style-name="WWNum2">
        <text:list-item>
          <text:p text:style-name="P9"><text:span text:style-name="T2">Solve exercise 3.38 (Operators and Expressions – 38), question 1.<text:line-break/><text:line-break/><text:line-break/></text:span></text:p>
        </text:list-item>
        <text:list-item>
          <text:p text:style-name="P9"><text:span text:style-name="T2">The aim of the following exercises is to teach and absorb a central idea in programming – dry running. </text:span></text:p>
        </text:list-item>
      </text:list>
      <text:p text:style-name="P22"><text:span text:style-name="T2">This refers to “running” code “dryly” (using a follow-up table) and seeing the results. </text:span></text:p>
      <text:p text:style-name="P22"><text:span text:style-name="T2">This is the way prehistoric debuggers worked, but the method is still important today, as this is the way that one learns to read someone else’s code. It is very important </text:span><text:span text:style-name="T8">not</text:span><text:span text:style-name="T2"> to run the code by computer but manually!</text:span></text:p>
      <text:list xml:id="list703093699" text:style-name="WWNum16">
        <text:list-item>
          <text:p text:style-name="P10"><text:span text:style-name="T2">What is the output of the program shown on 3.40, with the variables in line 10 being assigned the value2 and those in line 11 the value 13?</text:span></text:p>
        </text:list-item>
      </text:list>
      <text:p text:style-name="P8"/>
      <text:p text:style-name="P18"><text:span text:style-name="T10"><text:line-break/><text:line-break/></text:span></text:p>
      <text:p text:style-name="P5"><text:span text:style-name="T7">Exercise 2 (after end of chapter 4)</text:span></text:p>
      <text:p text:style-name="P22"><text:span text:style-name="T2"><text:line-break/></text:span></text:p>
      <text:list xml:id="list1371215635" text:style-name="WWNum4">
        <text:list-item>
          <text:p text:style-name="P11"><text:span text:style-name="T2">Solve the exercise in chapter 4, control flow - 37, exercise #1.<text:line-break/></text:span></text:p>
        </text:list-item>
        <text:list-item>
          <text:p text:style-name="P11"><text:span text:style-name="T2">Solve the exercise in chapter 4, control flow – 38, exercise #5.<text:line-break/>Do not use the “if” statement. <text:line-break/>The input must be checked and if it is erroneous (not an alphabetical character) the program is to print an appropriate message.<text:line-break/></text:span></text:p>
        </text:list-item>
        <text:list-item>
          <text:p text:style-name="P11"><text:span text:style-name="T2">Write a program that identify an input of a character as: alfa (a, G, z, F etc.), number (0-9), space (‘ ‘) or other (!, $, *, etc.)</text:span></text:p>
        </text:list-item>
      </text:list>
      <text:p text:style-name="P26"/>
      <text:p text:style-name="P4"/>
      <text:p text:style-name="P20"/>
      <text:p text:style-name="P5"><text:span text:style-name="T7">Exercise 3 (after end of chapter 5)</text:span></text:p>
      <text:p text:style-name="P7"/>
      <text:list xml:id="list332188004" text:style-name="WWNum3">
        <text:list-item>
          <text:p text:style-name="P12"><draw:frame draw:style-name="fr1" text:anchor-type="as-char" svg:width="2.6791in" svg:height="1.1366in" draw:z-index="2"><draw:object-ole xlink:href="./Obj100" xlink:type="simple" xlink:show="embed" xlink:actuate="onLoad"/><draw:image xlink:href="./ObjectReplacements/Obj100" xlink:type="simple" xlink:show="embed" xlink:actuate="onLoad"/></draw:frame><text:span text:style-name="T2">A Fibonacci sequence is a sequence of numbers defined by: <text:line-break/>fib(n) = fib(n-1) + fib(n-2), i.e. each number in the sequence is equal to the two preceding numbers (1 1 2 3 5 8 …) apart from fib(1) and fib(2) that are equal to one another (there is no fib(0)).<text:line-break/>The sequence can also be calculated using the following formula:<text:line-break/></text:span><text:span text:style-name="T11"><text:line-break/><text:line-break/><text:line-break/><text:line-break/></text:span><text:span text:style-name="T2">Write a program calculating the first 20 numbers of the sequence by the formula. </text:span></text:p>
        </text:list-item>
      </text:list>
      <text:p text:style-name="P25"><text:span text:style-name="T2">Write the program in he most efficient way possible </text:span><text:span text:style-name="T4">without</text:span><text:span text:style-name="T2"> using the function </text:span><text:span text:style-name="T24">pow()</text:span><text:span text:style-name="T2">. </text:span></text:p>
      <text:p text:style-name="P25"><text:span text:style-name="T2">The output is to be in colums as follows, and the title is to be:<text:line-break/> <text:s text:c="5"/><text:tab/>n<text:tab/><text:tab/><text:tab/> <text:s text:c="9"/>f(n) <text:s text:c="26"/>f(n) rounded </text:span><text:span text:style-name="T9"><text:line-break/><text:line-break/><text:line-break/></text:span></text:p>
      <text:list xml:id="list1172103093" text:continue-numbering="true" text:style-name="WWNum3">
        <text:list-item>
          <text:p text:style-name="P12"><text:span text:style-name="T2">What are the values of variables a, b, c for each of iteration of the following program? Use a table.</text:span></text:p>
        </text:list-item>
      </text:list>
      <text:p text:style-name="P7"/>
      <text:p text:style-name="P57"><text:span text:style-name="T18">#</text:span><text:span text:style-name="T22">include &lt;stdio.h&gt;</text:span></text:p>
      <text:p text:style-name="P57"><text:span text:style-name="T22">void main()</text:span></text:p>
      <text:p text:style-name="P57"><text:span text:style-name="T22">{</text:span></text:p>
      <text:p text:style-name="P60"><text:span text:style-name="T22"><text:s text:c="7"/>int a = 1, b = 1, c, i;</text:span></text:p>
      <text:p text:style-name="P61"/>
      <text:p text:style-name="P60"><text:span text:style-name="T22"><text:s text:c="7"/>for(i = 0; i &lt; 10; i++)</text:span></text:p>
      <text:p text:style-name="P60"><text:span text:style-name="T21"><text:s text:c="7"/></text:span><text:span text:style-name="T22">{</text:span></text:p>
      <text:p text:style-name="P60"><text:span text:style-name="T22"><text:s text:c="9"/>c <text:s/>= b + a;</text:span></text:p>
      <text:p text:style-name="P60"><text:span text:style-name="T22"><text:s text:c="9"/>a <text:s/>= ++b;</text:span></text:p>
      <text:p text:style-name="P60"><text:span text:style-name="T22"><text:s text:c="9"/>b -= c--;</text:span></text:p>
      <text:p text:style-name="P60"><text:span text:style-name="T22"><text:s text:c="7"/>}</text:span></text:p>
      <text:p text:style-name="P27"><text:span text:style-name="T25">}<text:line-break/></text:span><text:span text:style-name="T21"><text:line-break/></text:span><text:span text:style-name="T20"><text:line-break/><text:line-break/><text:line-break/><text:line-break/></text:span><text:span text:style-name="T7">Exercise 4 (after end of chapter 7)</text:span></text:p>
      <text:p text:style-name="P7"/>
      <text:list xml:id="list254138576" text:style-name="WWNum5">
        <text:list-item>
          <text:p text:style-name="P13"><text:span text:style-name="T2">Write a function called </text:span><text:span text:style-name="T27">same_chars()</text:span><text:span text:style-name="T2"> with the following appearance:<text:line-break/></text:span><text:span text:style-name="T27">int same_chars(char s1[], char s2[], char different[])</text:span><text:span text:style-name="T29"><text:line-break/></text:span><text:span text:style-name="T27"><text:line-break/></text:span><text:span text:style-name="T2">The function checks to see whether in the two strings s1 and s2 there are the same characters or not. </text:span></text:p>
        </text:list-item>
      </text:list>
      <text:p text:style-name="P25"><text:span text:style-name="T2">If so, the function returns 1 and shall not relate to the variable ‘different’, </text:span></text:p>
      <text:p text:style-name="P25"><text:span text:style-name="T2">Otherwise 0 is returned and the variable ‘different‘(an array sized one) will be the first different character found.<text:line-break/>A sample run of the program is to look like this:<text:line-break/></text:span><text:span text:style-name="T13"><text:line-break/>Enter first string: sgggsffds<text:line-break/>Enter second string: gfdshsdfghdfg<text:line-break/>The strings are NOT composed of the same characters.<text:line-break/>’h’ is found in one but not the other.<text:line-break/><text:line-break/>Enter first string: qywterytrewqqqr<text:line-break/>Enter second string: rewqyteey<text:line-break/>The strings are composed of the same characters.<text:line-break/></text:span></text:p>
      <text:list xml:id="list1283332072" text:continue-numbering="true" text:style-name="WWNum5">
        <text:list-item>
          <text:p text:style-name="P13"><text:span text:style-name="T2">The following lines define three variables. </text:span></text:p>
        </text:list-item>
      </text:list>
      <text:p text:style-name="P25"><text:span text:style-name="T2">For each, state:<text:line-break/>When is it allocated?</text:span></text:p>
      <text:list xml:id="list1771929999" text:continue-numbering="true" text:style-name="WWNum5">
        <text:list-item>
          <text:list>
            <text:list-item>
              <text:p text:style-name="P13"><text:span text:style-name="T2">Is it initiated?</text:span></text:p>
            </text:list-item>
            <text:list-item>
              <text:p text:style-name="P13"><text:span text:style-name="T2">When is the memory released?</text:span></text:p>
            </text:list-item>
          </text:list>
        </text:list-item>
      </text:list>
      <text:p text:style-name="P29"/>
      <text:p text:style-name="P29"/>
      <text:p text:style-name="P28"><text:span text:style-name="T27">int i1;</text:span></text:p>
      <text:p text:style-name="P28"><text:span text:style-name="T27">void foo()</text:span></text:p>
      <text:p text:style-name="P28"><text:span text:style-name="T27">{</text:span></text:p>
      <text:p text:style-name="P30"><text:span text:style-name="T27">int i2;</text:span></text:p>
      <text:p text:style-name="P30"><text:span text:style-name="T27">static int i3;</text:span></text:p>
      <text:p text:style-name="P30"><text:span text:style-name="T27">...</text:span></text:p>
      <text:p text:style-name="P28"><text:span text:style-name="T27">}</text:span></text:p>
      <text:p text:style-name="P19"><text:span text:style-name="T20"><text:line-break/><text:line-break/><text:line-break/><text:line-break/></text:span><text:span text:style-name="T7">Exercise 5 (after end of chapter 8)</text:span></text:p>
      <text:p text:style-name="P4"/>
      <text:list xml:id="list1429894998" text:style-name="WWNum6">
        <text:list-item>
          <text:p text:style-name="P14"><text:span text:style-name="T2">Write the function:<text:line-break/></text:span><text:span text:style-name="T13"><text:line-break/></text:span><text:span text:style-name="T28">int GlobalReplace(char *string, char *oldStr, char *newStr)</text:span><text:span text:style-name="T13"><text:line-break/><text:line-break/></text:span><text:span text:style-name="T2">that replaces all occurrences of the substring ‘oldStr’ in ‘string’ with ‘newStr’. </text:span></text:p>
        </text:list-item>
      </text:list>
      <text:p text:style-name="P25"><text:span text:style-name="T2">The function returns the number of replacements made, or zero, if none were made. </text:span></text:p>
      <text:p text:style-name="P25"><text:span text:style-name="T2">Use pointers rather than indexes.<text:line-break/>The function must also work in the case of ‘newStr’ being longer than ‘oldStr’ and when ‘newStr’ is an empty string (“”). – check validity!</text:span></text:p>
      <text:p text:style-name="P26"/>
      <text:p text:style-name="P19"><text:span text:style-name="T20"><text:line-break/><text:line-break/><text:line-break/><text:line-break/></text:span><text:span text:style-name="T7">Exercise 6 (after end of chapter 9)</text:span></text:p>
      <text:p text:style-name="P7"/>
      <text:list xml:id="list1767141315" text:style-name="WWNum7">
        <text:list-item>
          <text:p text:style-name="P15"><text:span text:style-name="T2">Write a program that calls a number of strings of varying length not known in advance.</text:span></text:p>
        </text:list-item>
      </text:list>
      <text:p text:style-name="P25"><text:span text:style-name="T2">The number of strings being called form the user at the beginning. After reading the strings, they are to be inserted into an array of pointers to be transferred to the function </text:span><text:span text:style-name="T24">concat().</text:span><text:span text:style-name="T2"> </text:span></text:p>
      <text:p text:style-name="P25"><text:span text:style-name="T2">Write this function too.<text:line-break/></text:span><text:span text:style-name="T13"><text:line-break/></text:span><text:span text:style-name="T28">char* concat(int numOfStrings,char* strings[],int totalLen)</text:span><text:span text:style-name="T23"> <text:line-break/><text:line-break/></text:span><text:span text:style-name="T2">The function receives:</text:span></text:p>
      <text:list xml:id="list2165597228" text:continue-list="list703093699" text:style-name="WWNum16">
        <text:list-item>
          <text:list>
            <text:list-item>
              <text:p text:style-name="P10"><text:span text:style-name="T2">An array of strings.</text:span></text:p>
            </text:list-item>
            <text:list-item>
              <text:p text:style-name="P10"><text:span text:style-name="T2">A variable stating the number of strings transferred.</text:span></text:p>
            </text:list-item>
            <text:list-item>
              <text:p text:style-name="P10"><text:span text:style-name="T2">The total length of all the strings. </text:span></text:p>
            </text:list-item>
          </text:list>
        </text:list-item>
      </text:list>
      <text:p text:style-name="P31"/>
      <text:p text:style-name="P25"><text:span text:style-name="T2">The function returns one long string containing the concatenation of all strings one after the other. </text:span></text:p>
      <text:p text:style-name="P25"><text:span text:style-name="T2">Handle the case in which the string array transferred is empty(NULL). Do not use a string of known size at any point in the function, but dynamic allocations only!<text:line-break/>Assume that the string array is continuous without any empty strings.</text:span></text:p>
      <text:p text:style-name="P7"/>
      <text:p text:style-name="P19"><text:span text:style-name="T13"><text:line-break/><text:line-break/><text:line-break/></text:span><text:span text:style-name="T7">Exercise 7 (after end of chapter 10)</text:span></text:p>
      <text:p text:style-name="P7"/>
      <text:list xml:id="list1302922281" text:style-name="WWNum8">
        <text:list-item>
          <text:p text:style-name="P16"><text:span text:style-name="T2">Write a program that inputs the student’s details (name and marks) and calculates his average mark in each course and average mark for the semester.</text:span><text:span text:style-name="T9"><text:line-break/></text:span><text:span text:style-name="T2"><text:line-break/>A student’s semester mark is calculated as follows:<text:line-break/></text:span></text:p>
        </text:list-item>
      </text:list>
      <text:list xml:id="list958711356" text:style-name="WWNum10">
        <text:list-item>
          <text:list>
            <text:list-item>
              <text:p text:style-name="P17"><text:span text:style-name="T2">1/3 of his mark is the average of his marks in three home exercises.</text:span></text:p>
            </text:list-item>
            <text:list-item>
              <text:p text:style-name="P17"><text:span text:style-name="T2">1/3 of his mark is the average of his marks in two mid-semester exams.</text:span></text:p>
            </text:list-item>
            <text:list-item>
              <text:p text:style-name="P17"><text:span text:style-name="T2">1/3 of his mark is the final exam mark.<text:line-break/></text:span></text:p>
            </text:list-item>
          </text:list>
        </text:list-item>
      </text:list>
      <text:p text:style-name="P64">A student studies two courses: </text:p>
      <text:list xml:id="list1959902426" text:continue-numbering="true" text:style-name="WWNum10">
        <text:list-item>
          <text:list>
            <text:list-item>
              <text:p text:style-name="P63">C programming and data structures.</text:p>
            </text:list-item>
            <text:list-item>
              <text:p text:style-name="P63">Use the following two structures:</text:p>
              <text:list>
                <text:list-item>
                  <text:p text:style-name="P63">structure STUDENT and structure COURSE.</text:p>
                </text:list-item>
              </text:list>
            </text:list-item>
          </text:list>
        </text:list-item>
      </text:list>
      <text:p text:style-name="P62"/>
      <text:list xml:id="list951971924" text:continue-numbering="true" text:style-name="WWNum10">
        <text:list-item>
          <text:list>
            <text:list-item>
              <text:p text:style-name="P63">Write the program modularly, so that the various actions, such as inputting student details, calculating average mark for each course, etc., are performed in separate functions.</text:p>
            </text:list-item>
            <text:list-item>
              <text:p text:style-name="P63">Resolve the functions so that the number of courses/ exams/ exercises may be changed without modifying the code.</text:p>
            </text:list-item>
            <text:list-item>
              <text:p text:style-name="P63">Illogical input (a mark in excess of 100 or below 0) will generate an appropriate error and halt the program. </text:p>
            </text:list-item>
            <text:list-item>
              <text:p text:style-name="P63">Make sure all names are meaningful.</text:p>
            </text:list-item>
            <text:list-item>
              <text:p text:style-name="P63">Provide a short explanation at the beginning of each function concerning its action. </text:p>
            </text:list-item>
            <text:list-item>
              <text:p text:style-name="P63">Wherever the code’s purpose is not obvious, provide an explanatory comment.<text:line-break/></text:p>
            </text:list-item>
          </text:list>
        </text:list-item>
      </text:list>
      <text:p text:style-name="P64"/>
      <text:p text:style-name="P65"/>
      <text:p text:style-name="P64">An example of a run of this program:</text:p>
      <text:p text:style-name="P22"/>
      <text:p text:style-name="P32"><text:span text:style-name="T16">Enter your name: Michelle</text:span></text:p>
      <text:p text:style-name="P32"><text:span text:style-name="T16">Data structures:</text:span></text:p>
      <text:p text:style-name="P32"><text:span text:style-name="T16">==========</text:span></text:p>
      <text:p text:style-name="P32"><text:span text:style-name="T16">Enter your grade in EX1: 90</text:span></text:p>
      <text:p text:style-name="P32"><text:span text:style-name="T16">Enter your grade in EX2: 100</text:span></text:p>
      <text:p text:style-name="P32"><text:span text:style-name="T16">Enter your grade in EX3: 90</text:span></text:p>
      <text:p text:style-name="P32"><text:span text:style-name="T16">Enter your first mid-term grade: 80</text:span></text:p>
      <text:p text:style-name="P32"><text:span text:style-name="T16">Enter your second mid-term grade: 72</text:span></text:p>
      <text:p text:style-name="P32"><text:span text:style-name="T16">Enter your final mid-term grade: 83</text:span></text:p>
      <text:p text:style-name="P33"/>
      <text:h text:style-name="Heading_20_1" text:outline-level="1">C Programming</text:h>
      <text:p text:style-name="P32"><text:span text:style-name="T16">=========</text:span></text:p>
      <text:p text:style-name="P32"><text:span text:style-name="T16">Enter your grade in EX1: 70</text:span></text:p>
      <text:p text:style-name="P32"><text:span text:style-name="T16">Enter your grade in EX2: 95</text:span></text:p>
      <text:p text:style-name="P32"><text:span text:style-name="T16">Enter your grade in EX3: 80</text:span></text:p>
      <text:p text:style-name="P32"><text:span text:style-name="T16">Enter your first mid-term grade: 80</text:span></text:p>
      <text:p text:style-name="P32"><text:span text:style-name="T16">Enter your second mid-term grade: 87</text:span></text:p>
      <text:p text:style-name="P32"><text:span text:style-name="T16">Enter your final mid-term grade: 89</text:span></text:p>
      <text:p text:style-name="P33"/>
      <text:p text:style-name="P32"><text:span text:style-name="T16">Michelle, your final grades are:</text:span></text:p>
      <text:p text:style-name="P32"><text:span text:style-name="T16">Data structures: 84.11</text:span></text:p>
      <text:p text:style-name="P32"><text:span text:style-name="T16">C Programming: 84.72</text:span></text:p>
      <text:p text:style-name="P32"><text:span text:style-name="T16">The semester grade: 84.41</text:span></text:p>
      <text:p text:style-name="P33"/>
      <text:list xml:id="list1778235925" text:style-name="WWNum14">
        <text:list-item>
          <text:p text:style-name="P34"><text:span text:style-name="T2">Dynamic memory allocation is used when the programmer does not know, in advance, how much memory will be needed. In such a case, to store a list of elements (integers, structures, etc.), a </text:span><text:span text:style-name="T4">linked list</text:span><text:span text:style-name="T2"> is often used instead of a static array. </text:span></text:p>
        </text:list-item>
      </text:list>
      <text:p text:style-name="P39"><text:span text:style-name="T2">A linked list is a list of </text:span><text:span text:style-name="T4">nodes</text:span><text:span text:style-name="T2">, each node containing </text:span><text:span text:style-name="T4">data</text:span><text:span text:style-name="T2"> and a </text:span><text:span text:style-name="T4">pointer</text:span><text:span text:style-name="T2"> to the next node in the list. The last node’s pointer is NULL and the programmer has a pointer to the first node in the list. </text:span></text:p>
      <text:p text:style-name="P36"><draw:frame text:anchor-type="as-char" svg:y="0in" draw:z-index="0" draw:style-name="gr1" draw:text-style-name="P66" svg:width="6.5941in" svg:height="0.448in"><draw:image xlink:href="Pictures/2000007400004954000004FF290EB5F0.wmf" xlink:type="simple" xlink:show="embed" xlink:actuate="onLoad"><text:p/></draw:image></draw:frame></text:p>
      <text:p text:style-name="Block_20_Text"><text:line-break/><text:line-break/><text:line-break/>The programmer dynamically allocates/deallocates space as needed, adding to or deleting from the linked list and performing other tasks.</text:p>
      <text:p text:style-name="P40"><text:soft-page-break/></text:p>
      <text:p text:style-name="P37"><text:span text:style-name="T27">/* this is the node for the linked list */</text:span></text:p>
      <text:p text:style-name="P35"><text:span text:style-name="T27">typedef struct node {</text:span></text:p>
      <text:p text:style-name="P41"><text:span text:style-name="T27">int data;</text:span></text:p>
      <text:p text:style-name="P42"><text:span text:style-name="T27">struct node *next; </text:span><text:span text:style-name="T26">/* each structure contains a pointer to</text:span></text:p>
      <text:p text:style-name="P43"><text:span text:style-name="T26"><text:s text:c="12"/>a structure like itself */</text:span></text:p>
      <text:p text:style-name="P35"><text:span text:style-name="T27">} NODE, *PNODE;</text:span></text:p>
      <text:p text:style-name="P37"><text:span text:style-name="T27">PNODE <text:s/>first; <text:s/></text:span><text:span text:style-name="T26">/* pointer to first node in list */</text:span></text:p>
      <text:p text:style-name="Standard"/>
      <text:p text:style-name="P39"/>
      <text:p text:style-name="P39"/>
      <text:p text:style-name="P39"/>
      <text:p text:style-name="P39"><text:span text:style-name="T2">What does the function you_tell_me() do? It is important that you answer the question yourself!</text:span></text:p>
      <text:p text:style-name="Block_20_Text">Hint: Use the linked list that you see on this page as an example. The numbers that you see are the data fields.<text:line-break/><text:line-break/></text:p>
      <text:p text:style-name="P35"/>
      <text:p text:style-name="P35"><draw:frame text:anchor-type="as-char" svg:y="0in" draw:z-index="1" draw:style-name="gr1" draw:text-style-name="P66" svg:width="6.5941in" svg:height="0.6669in"><draw:image xlink:href="Pictures/200000790000426C000006B39C060C71.wmf" xlink:type="simple" xlink:show="embed" xlink:actuate="onLoad"><text:p/></draw:image></draw:frame></text:p>
      <text:p text:style-name="P38"><text:span text:style-name="T27"><text:line-break/><text:line-break/><text:line-break/><text:line-break/>void you_tell_me()</text:span></text:p>
      <text:p text:style-name="P35"><text:span text:style-name="T27">{</text:span></text:p>
      <text:p text:style-name="P41"><text:span text:style-name="T27">PNODE origfirst, next, current;</text:span></text:p>
      <text:p text:style-name="P44"><text:span text:style-name="T27">if(first == (PNODE)NULL)<text:tab/>/* if the list is empty */</text:span></text:p>
      <text:p text:style-name="P45"><text:span text:style-name="T27">{</text:span></text:p>
      <text:p text:style-name="P46"><text:span text:style-name="T27">printf("empty list\n");</text:span></text:p>
      <text:p text:style-name="P47"><text:span text:style-name="T27">return;</text:span></text:p>
      <text:p text:style-name="P41"><text:span text:style-name="T27">}</text:span></text:p>
      <text:p text:style-name="P44"><text:span text:style-name="T27">/* if the list is not empty */</text:span></text:p>
      <text:p text:style-name="P45"><text:span text:style-name="T27">origfirst = first;</text:span></text:p>
      <text:p text:style-name="P48"><text:span text:style-name="T27">current <text:s text:c="2"/>= first;</text:span></text:p>
      <text:p text:style-name="P41"><text:span text:style-name="T27">next <text:s text:c="7"/>= current-&gt;next;</text:span></text:p>
      <text:p text:style-name="P44"><text:span text:style-name="T27">while(next)</text:span></text:p>
      <text:p text:style-name="P45"><text:span text:style-name="T27">{</text:span></text:p>
      <text:p text:style-name="P46"><text:span text:style-name="T27">first <text:s text:c="4"/><text:tab/>= next;</text:span></text:p>
      <text:p text:style-name="P47"><text:span text:style-name="T27">next <text:s text:c="4"/><text:tab/>= first-&gt;next;</text:span></text:p>
      <text:p text:style-name="P49"><text:span text:style-name="T27">first-&gt;next <text:tab/>= current;</text:span></text:p>
      <text:p text:style-name="P50"><text:span text:style-name="T27">current <text:tab/> <text:s text:c="3"/>= first;</text:span></text:p>
      <text:p text:style-name="P41"><text:span text:style-name="T27">}</text:span></text:p>
      <text:p text:style-name="P44"><text:span text:style-name="T27">origfirst-&gt;next = NULL;</text:span></text:p>
      <text:p text:style-name="P35"><text:span text:style-name="T27">}</text:span></text:p>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1" svg:font-family="'Courier New'" style:font-adornments="Regular" style:font-family-generic="modern" style:font-pitch="fixed"/>
    <style:font-face style:name="ATFAntique" svg:font-family="ATFAntique" style:font-family-generic="roman" style:font-pitch="variable"/>
    <style:font-face style:name="ATFAntiqueL" svg:font-family="ATFAntiqueL" style:font-family-generic="roman" style:font-pitch="variable"/>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ATFAntiqueL1" svg:font-family="ATFAntiqueL" style:font-family-generic="system" style:font-pitch="variable"/>
    <style:font-face style:name="Arial2" svg:font-family="Arial" style:font-family-generic="system" style:font-pitch="variable"/>
    <style:font-face style:name="Arial Narrow" svg:font-family="'Arial Narrow'"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left="0.4925in" fo:margin-right="0in" fo:text-indent="0in" style:auto-text-indent="false" fo:keep-with-next="always"/>
      <style:text-properties fo:font-size="14pt" style:font-size-asian="14pt" style:font-size-complex="14pt"/>
    </style:style>
    <style:style style:name="Heading_20_2" style:display-name="Heading 2" style:family="paragraph" style:parent-style-name="Standard" style:next-style-name="Text_20_body" style:default-outline-level="2" style:class="text">
      <style:paragraph-properties fo:margin-left="0.3937in" fo:margin-right="0in" fo:text-align="justify" style:justify-single-word="false" fo:text-indent="0in" style:auto-text-indent="false" fo:keep-with-next="always"/>
      <style:text-properties style:font-name="Arial1" fo:font-size="16pt" style:font-size-asian="16pt" style:font-name-complex="Arial2" style:font-size-complex="16pt"/>
    </style:style>
    <style:style style:name="Heading_20_3" style:display-name="Heading 3" style:family="paragraph" style:parent-style-name="Standard" style:next-style-name="Text_20_body" style:default-outline-level="3" style:class="text">
      <style:paragraph-properties fo:margin-left="0in" fo:margin-right="-1.4673in" fo:line-height="0.222in" fo:text-indent="0.1972in" style:auto-text-indent="false" fo:keep-with-next="always"/>
      <style:text-properties fo:font-size="18pt" style:font-size-asian="18pt" style:font-size-complex="18pt" style:language-complex="ar" style:country-complex="SA"/>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9pt" fo:font-weight="bold" style:font-name-asian="Arial2" style:font-size-asian="9pt" style:font-weight-asian="bold" style:font-name-complex="Arial2" style:font-size-complex="9pt" style:language-complex="ar" style:country-complex="SA" style:font-weight-complex="bold"/>
    </style:style>
    <style:style style:name="Heading_20_5" style:display-name="Heading 5" style:family="paragraph" style:parent-style-name="Standard" style:next-style-name="Text_20_body" style:default-outline-level="5" style:class="text">
      <style:paragraph-properties fo:text-align="center" style:justify-single-word="false" fo:keep-with-next="always"/>
      <style:text-properties style:font-name="Arial1" fo:font-size="72pt" style:text-underline-style="solid" style:text-underline-width="auto" style:text-underline-color="font-color" fo:font-weight="bold" style:font-size-asian="72pt" style:font-weight-asian="bold" style:font-name-complex="Arial2" style:font-size-complex="72pt" style:font-weight-complex="bold"/>
    </style:style>
    <style:style style:name="Header" style:family="paragraph" style:parent-style-name="Standard" style:default-outline-level="" style:class="extra">
      <style:paragraph-properties fo:margin-left="0.1972in" fo:margin-right="0.1972in" fo:line-height="150%" fo:text-align="end" style:justify-single-word="false" fo:text-indent="0in" style:auto-text-indent="false" text:number-lines="false" text:line-number="0">
        <style:tab-stops>
          <style:tab-stop style:position="2.8839in" style:type="center"/>
          <style:tab-stop style:position="5.7681in" style:type="right"/>
        </style:tab-stops>
      </style:paragraph-properties>
      <style:text-properties fo:font-size="13pt" style:font-size-asian="13pt" style:font-size-complex="13pt" style:language-complex="ar" style:country-complex="SA"/>
    </style:style>
    <style:style style:name="Footer" style:family="paragraph" style:parent-style-name="Standard" style:default-outline-level="" style:class="extra">
      <style:paragraph-properties fo:margin-left="0.1972in" fo:margin-right="0.1972in" fo:text-align="end" style:justify-single-word="false" fo:text-indent="0in" style:auto-text-indent="false" text:number-lines="false" text:line-number="0">
        <style:tab-stops>
          <style:tab-stop style:position="2.8839in" style:type="center"/>
          <style:tab-stop style:position="5.7681in" style:type="right"/>
        </style:tab-stops>
      </style:paragraph-properties>
      <style:text-properties style:font-name="Arial1" fo:font-size="10pt" style:font-size-asian="10pt" style:font-name-complex="Arial2" style:font-size-complex="10pt" style:language-complex="ar" style:country-complex="SA"/>
    </style:style>
    <style:style style:name="C_2b__2b__20_source" style:display-name="C++ source" style:family="paragraph" style:default-outline-level="">
      <style:paragraph-properties fo:margin-left="0.4925in" fo:margin-right="0in" fo:orphans="2" fo:widows="2" fo:text-indent="-0.4925in" style:auto-text-indent="false" style:punctuation-wrap="hanging" style:writing-mode="lr-tb"/>
      <style:text-properties style:use-window-font-color="true" style:font-name="Courier New" fo:font-size="16pt" style:font-size-asian="16pt" style:font-size-complex="16pt" style:language-complex="ar" style:country-complex="SA"/>
    </style:style>
    <style:style style:name="Text_20_body_20_indent" style:display-name="Text body indent" style:family="paragraph" style:parent-style-name="Standard" style:default-outline-level="" style:class="text">
      <style:paragraph-properties fo:margin-left="0.75in" fo:margin-right="0in" fo:text-indent="0in" style:auto-text-indent="false"/>
      <style:text-properties style:font-name="Arial1" fo:font-size="16pt" style:font-size-asian="16pt" style:font-name-complex="Arial2" style:font-size-complex="16pt"/>
    </style:style>
    <style:style style:name="Block_20_Text" style:display-name="Block Text" style:family="paragraph" style:parent-style-name="Standard" style:default-outline-level="">
      <style:paragraph-properties fo:margin-left="0.3937in" fo:margin-right="0.5902in" fo:text-align="justify" style:justify-single-word="false" fo:text-indent="0in" style:auto-text-indent="false"/>
      <style:text-properties style:font-name="Arial1" fo:font-size="16pt" style:font-size-asian="16pt" style:font-name-complex="Arial2" style:font-size-complex="16pt"/>
    </style:style>
    <style:style style:name="Body_20_Text_20_Indent_20_2" style:display-name="Body Text Indent 2" style:family="paragraph" style:parent-style-name="Standard" style:default-outline-level="">
      <style:paragraph-properties fo:margin-left="0.998in" fo:margin-right="0in" fo:text-align="justify" style:justify-single-word="false" fo:text-indent="0in" style:auto-text-indent="false"/>
      <style:text-properties style:font-name="Courier New" fo:font-size="14pt" fo:font-weight="bold" style:font-size-asian="14pt" style:font-weight-asian="bold" style:font-name-complex="Courier New2" style:font-size-complex="14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ListLabel_20_1" style:display-name="ListLabel 1" style:family="text">
      <style:text-properties fo:font-size="16pt" fo:font-style="normal" fo:font-weight="normal" style:font-size-asian="16pt" style:font-style-asian="normal" style:font-weight-asian="normal"/>
    </style:style>
    <style:style style:name="ListLabel_20_2" style:display-name="ListLabel 2" style:family="text">
      <style:text-properties fo:font-size="16pt" style:font-size-asian="1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fo:text-align="end">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style:num-suffix="" text:bullet-char="">
        <style:list-level-properties text:list-level-position-and-space-mode="label-alignment" fo:text-align="center">
          <style:list-level-label-alignment text:label-followed-by="listtab" text:list-tab-stop-position="1.6252in" fo:text-indent="-0.1181in" fo:margin-left="1.4929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text:start-value="2">
        <style:list-level-properties text:list-level-position-and-space-mode="label-alignment" fo:text-align="center">
          <style:list-level-label-alignment text:label-followed-by="listtab" fo:text-indent="-0.1965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6">
        <style:list-level-properties text:list-level-position-and-space-mode="label-alignment" fo:text-align="center">
          <style:list-level-label-alignment text:label-followed-by="listtab" fo:text-indent="-0.1965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fo:text-align="center">
          <style:list-level-label-alignment text:label-followed-by="listtab" text:list-tab-stop-position="0.5in" fo:text-indent="-0.1181in" fo:margin-left="0.368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fo:text-align="center">
          <style:list-level-label-alignment text:label-followed-by="listtab" text:list-tab-stop-position="0.6437in" fo:text-indent="-0.1181in" fo:margin-left="0.5118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1.4673in" fo:line-height="0.222in" fo:text-indent="0in" style:auto-text-indent="false"/>
      <style:text-properties fo:color="#181512" style:font-name="Verdana" style:font-name-complex="Arial Narrow"/>
    </style:style>
    <style:style style:name="MP2" style:family="paragraph" style:parent-style-name="Heading_20_3">
      <style:paragraph-properties fo:margin-left="0in" fo:margin-right="-1.4673in" fo:text-indent="0in" style:auto-text-indent="false"/>
    </style:style>
    <style:style style:name="MP3" style:family="paragraph" style:parent-style-name="Footer">
      <style:paragraph-properties fo:margin-left="0in" fo:margin-right="0in" fo:margin-top="0in" fo:margin-bottom="0.028in" fo:text-align="start" style:justify-single-word="false" fo:text-indent="0in" style:auto-text-indent="false">
        <style:tab-stops/>
      </style:paragraph-properties>
      <style:text-properties fo:letter-spacing="0.011in"/>
    </style:style>
    <style:style style:name="MP4"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top="0.1972in" fo:margin-bottom="0.0945in" fo:margin-left="0.3937in" fo:margin-right="0.5189in" style:writing-mode="lr-tb" style:layout-grid-color="#c0c0c0" style:layout-grid-lines="28959"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83in" fo:margin-left="0in" fo:margin-right="0in" fo:margin-bottom="0.6689in" style:dynamic-spacing="true"/>
      </style:header-style>
      <style:footer-style>
        <style:header-footer-properties fo:min-height="0.339in" fo:margin-left="0in" fo:margin-right="0in" fo:margin-top="0.2992in" style:dynamic-spacing="true"/>
      </style:footer-style>
    </style:page-layout>
  </office:automatic-styles>
  <office:master-styles>
    <style:master-page style:name="Standard" style:page-layout-name="Mpm1">
      <style:header>
        <text:p text:style-name="MP1"/>
        <text:h text:style-name="MP2" text:outline-level="3"/>
      </style:header>
      <style:footer>
        <text:p text:style-name="MP3"/>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endix</dc:title>
    <meta:initial-creator>COMMANDO8</meta:initial-creator>
    <dc:creator>Ofer Zvi</dc:creator>
    <meta:editing-cycles>2</meta:editing-cycles>
    <meta:print-date>2001-04-30T10:09:00</meta:print-date>
    <meta:creation-date>2010-12-07T11:20:00</meta:creation-date>
    <dc:date>2010-12-07T11:20:00</dc:date>
    <meta:editing-duration>PT2S</meta:editing-duration>
    <meta:generator>LibreOffice/3.4$Linux LibreOffice_project/340m1$Build-402</meta:generator>
    <meta:document-statistic meta:table-count="0" meta:image-count="0" meta:object-count="1" meta:page-count="12" meta:paragraph-count="160" meta:word-count="1558" meta:character-count="8733" meta:non-whitespace-character-count="7139"/>
    <meta:user-defined meta:name="AppVersion">12.0000</meta:user-defined>
    <meta:user-defined meta:name="Company">SE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